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ratingClassLoader.Decorating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coratingClassLoader.exclude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oratingClassLoader.DecoratingClassLoader( @ Nullable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ingClassLoader.isExcluded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coratingClassLoader.exclude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